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27394b" officeooo:paragraph-rsid="0027394b"/>
    </style:style>
    <style:style style:name="P2" style:family="paragraph" style:parent-style-name="Title" style:master-page-name="MP0">
      <style:paragraph-properties style:page-number="auto" fo:break-before="page"/>
      <style:text-properties officeooo:rsid="0027394b" officeooo:paragraph-rsid="0027394b"/>
    </style:style>
    <style:style style:name="P3" style:family="paragraph" style:parent-style-name="Text_20_body">
      <style:text-properties officeooo:rsid="0028d775" officeooo:paragraph-rsid="0028d775"/>
    </style:style>
    <style:style style:name="P4" style:family="paragraph" style:parent-style-name="Text_20_body">
      <style:text-properties officeooo:rsid="0029fb0e" officeooo:paragraph-rsid="0029fb0e"/>
    </style:style>
    <style:style style:name="P5" style:family="paragraph" style:parent-style-name="Text_20_body">
      <style:text-properties officeooo:rsid="002a7be5" officeooo:paragraph-rsid="002a7be5"/>
    </style:style>
    <style:style style:name="T1" style:family="text">
      <style:text-properties officeooo:rsid="0029f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e Quests</text:p>
      <text:h text:style-name="P1" text:outline-level="2">Mistaken identity <text:span text:style-name="T1">(Daggermaws)</text:span></text:h>
      <text:p text:style-name="P3">The warrior tells the player about a caravan that is coming up. It has no registered passage and so it seen as fair game. The player is asked if they want to go along to join the raid. The players presence will not have much of an affect of the overall success of the raid. The raiders take the caravan passenger hostage and haul him back to the den. First Marrack and then Temesh question the prisoner and it becomes apparent that they are an important dignitary with legitimate reasons for visiting the castle. </text:p>
      <text:p text:style-name="P3">The player learns through hearsay or the trader that the dignitary was an important Empire official and did not appreciate being abducted by vagabonds. He wants <text:span text:style-name="T1">reparations</text:span> and <text:span text:style-name="T1">revenge</text:span> on those that took him. Temesh is handling things but it is in a delicate situation. For now all caravan raiding is called off. </text:p>
      <text:p text:style-name="P3">The <text:span text:style-name="T1">D</text:span>aggermaws are outraged at this <text:span text:style-name="T1">curtailing on their freedoms and duties. </text:span></text:p>
      <text:p text:style-name="P4">Temesh cools of the dignitary but he still wants to see those who took part in the raid executed. </text:p>
      <text:h text:style-name="Heading_20_2" text:outline-level="2">The orc mission <text:span text:style-name="T1">(Gidclaws)</text:span></text:h>
      <text:h text:style-name="Heading_20_2" text:outline-level="2">The leaders</text:h>
      <text:h text:style-name="Heading_20_2" text:outline-level="2">The incursion</text:h>
      <text:h text:style-name="Heading_20_2" text:outline-level="2">Contamination <text:span text:style-name="T1">(Bloodrunners)</text:span></text:h>
      <text:h text:style-name="Heading_20_2" text:outline-level="2"><text:span text:style-name="T1">Commission</text:span> <text:span text:style-name="T1">(Coppertails) </text:span></text:h>
      <text:p text:style-name="P4">The Coppertails are asked to provide new ploughs for the nearby farms. This is a test of their skills and was a deal hard fought for by Clarence and Temesh. It is to prove the long term viability of trade relations with the clan and to show of their manufacturing abilities. The player is asked if they want to come in on it. </text:p>
      <text:p text:style-name="P4">The first few begin to be made but it becomes clear that their own metal sourcing methods are not enough to keep up with the demands of the forge. They must seek metal from some other sources. </text:p>
      <text:p text:style-name="P4">New sources are found upriver and are shipped to the clan ready to continue production. The after the next few are shipped it becomes apparent that there is a problem with the quality. The techniques from the first have not changed, only the materials. </text:p>
      <text:p text:style-name="P5">The materials are checked and they are indeed of low quality. Temesh had secured high quality materials and had taken Clarence to make sure the materials were the kind they were after. The shipping company say that the materials are fine. </text:p>
      <text:p text:style-name="P5">The player is asked if they can conduct a spying mission. First they must jump a shipment of iron and inspect the materials on board. They must then stay undercover for the trip down the river. A few hours alone with the mechanic. </text:p>
      <text:p text:style-name="P5"><text:soft-page-break/>Part way through the trip they notice the boat tie up and voices. They player must try to escape without detection. </text:p>
      <text:p text:style-name="P5">The player discovers that the iron is being sold for cheap to another trader and low quality iron is being swapped in. It is a major operation and it is being orchestrated by one of the blacksmiths down in the village. </text:p>
      <text:p text:style-name="P5">The player then has the choice of confronting the blacksmith themselves or telling Clarence and getting him to sort it o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4-26T17:09:00Z</meta:creation-date>
    <dc:date>2015-05-03T17:50:20.652000000</dc:date>
    <meta:editing-cycles>19</meta:editing-cycles>
    <meta:editing-duration>PT6H57M56S</meta:editing-duration>
    <meta:document-statistic meta:table-count="0" meta:image-count="0" meta:object-count="0" meta:page-count="2" meta:paragraph-count="19" meta:word-count="506" meta:character-count="2846" meta:non-whitespace-character-count="2346"/>
    <meta:template xlink:type="simple" xlink:actuate="onRequest" xlink:title="" xlink:href="Normal.dotm"/>
  </office:meta>
</office:document-meta>
</file>